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10.61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20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2"/>
        <table:table-column table:style-name="co2" table:default-cell-style-name="ce6"/>
        <table:table-column table:style-name="co4" table:default-cell-style-name="ce6"/>
        <table:table-column table:style-name="co5" table:number-columns-repeated="59" table:default-cell-style-name="ce6"/>
        <table:table-row table:style-name="ro1">
          <table:table-cell table:style-name="ce17" office:value-type="string" calcext:value-type="string">
            <text:p>Platform URI</text:p>
          </table:table-cell>
          <table:table-cell table:style-name="ce17" office:value-type="string" calcext:value-type="string">
            <text:p>Platform has &lt;relationship&gt; Sensor</text:p>
          </table:table-cell>
          <table:table-cell table:style-name="ce24" office:value-type="string" calcext:value-type="string">
            <text:p>Sensor URI</text:p>
          </table:table-cell>
          <table:table-cell table:style-name="ce24" office:value-type="string" calcext:value-type="string">
            <text:p>Sensor has &lt;relationship&gt; 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lo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al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irs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re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u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corioli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windS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0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o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ciamachy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e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ats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ip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ts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t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D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F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fo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fo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es_08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_bk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3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4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Ca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himawari-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ja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ice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l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3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i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l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oms</text:p>
          </table:table-cell>
          <table:table-cell table:style-name="ce22"/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7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si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rbvie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aWiF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parasol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ld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c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ce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t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nr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salt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rmm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Sar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andem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sx_ng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9" office:value-type="string" calcext:value-type="string">
            <text:p>plat_saral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np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cryosat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i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mos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ira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x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0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tiros_n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Op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alos-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alsar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ma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ason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oseidon3b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race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race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egetation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aquariu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tropo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co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pm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FY-3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r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 table:number-rows-repeated="10483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1023" table:default-cell-style-name="ce6"/>
        <table:table-column table:style-name="co6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6"/>
        <table:table-column table:style-name="co6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40:50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10-29T15:32:23Z</meta:creation-date>
    <dc:date>2021-05-10T15:53:08.913000000</dc:date>
    <meta:editing-cycles>129</meta:editing-cycles>
    <meta:editing-duration>PT8H12M7S</meta:editing-duration>
    <meta:document-statistic meta:table-count="3" meta:cell-count="743" meta:object-count="0"/>
  </office:meta>
</office:document-meta>
</file>